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1" style:family="table">
      <style:table-properties style:width="6.5021in" fo:margin-left="0in" fo:margin-top="0in" fo:margin-bottom="0in" table:align="left" style:writing-mode="lr-tb"/>
    </style:style>
    <style:style style:name="Table1.A" style:family="table-column">
      <style:table-column-properties style:column-width="2.8236in"/>
    </style:style>
    <style:style style:name="Table1.B" style:family="table-column">
      <style:table-column-properties style:column-width="3.6785in"/>
    </style:style>
    <style:style style:name="Table1.1" style:family="table-row">
      <style:table-row-properties fo:keep-together="auto"/>
    </style:style>
    <style:style style:name="Table1.A1" style:family="table-cell">
      <style:table-cell-properties style:vertical-align="middle" fo:background-color="#00599d" fo:padding="0in" fo:border-left="none" fo:border-right="none" fo:border-top="none" fo:border-bottom="0.75pt solid #00599d">
        <style:background-image/>
      </style:table-cell-properties>
    </style:style>
    <style:style style:name="Table1.A2" style:family="table-cell">
      <style:table-cell-properties style:vertical-align="middle" fo:padding="0in" fo:border-left="0.75pt solid #00599d" fo:border-right="none" fo:border-top="none" fo:border-bottom="none"/>
    </style:style>
    <style:style style:name="Table1.B2" style:family="table-cell">
      <style:table-cell-properties style:vertical-align="middle" fo:padding="0in" fo:border-left="none" fo:border-right="0.75pt solid #00599d" fo:border-top="none" fo:border-bottom="none"/>
    </style:style>
    <style:style style:name="Table1.A3" style:family="table-cell">
      <style:table-cell-properties style:vertical-align="middle" fo:background-color="#dddddd" fo:padding="0in" fo:border-left="0.75pt solid #00599d" fo:border-right="none" fo:border-top="none" fo:border-bottom="none">
        <style:background-image/>
      </style:table-cell-properties>
    </style:style>
    <style:style style:name="Table1.B3" style:family="table-cell">
      <style:table-cell-properties style:vertical-align="middle" fo:background-color="#dddddd" fo:padding="0in" fo:border-left="none" fo:border-right="0.75pt solid #00599d" fo:border-top="none" fo:border-bottom="none">
        <style:background-image/>
      </style:table-cell-properties>
    </style:style>
    <style:style style:name="Table1.A4" style:family="table-cell">
      <style:table-cell-properties style:vertical-align="middle" fo:padding="0in" fo:border-left="0.75pt solid #00599d" fo:border-right="none" fo:border-top="none" fo:border-bottom="none"/>
    </style:style>
    <style:style style:name="Table1.B4" style:family="table-cell">
      <style:table-cell-properties style:vertical-align="middle" fo:padding="0in" fo:border-left="none" fo:border-right="0.75pt solid #00599d" fo:border-top="none" fo:border-bottom="none"/>
    </style:style>
    <style:style style:name="Table1.A6" style:family="table-cell">
      <style:table-cell-properties style:vertical-align="middle" fo:padding="0in" fo:border-left="0.75pt solid #00599d" fo:border-right="none" fo:border-top="none" fo:border-bottom="none"/>
    </style:style>
    <style:style style:name="Table1.B6" style:family="table-cell">
      <style:table-cell-properties style:vertical-align="middle" fo:padding="0in" fo:border-left="none" fo:border-right="0.75pt solid #00599d" fo:border-top="none" fo:border-bottom="none"/>
    </style:style>
    <style:style style:name="Table1.A8" style:family="table-cell">
      <style:table-cell-properties style:vertical-align="middle" fo:padding="0in" fo:border-left="0.75pt solid #00599d" fo:border-right="none" fo:border-top="none" fo:border-bottom="none"/>
    </style:style>
    <style:style style:name="Table1.B8" style:family="table-cell">
      <style:table-cell-properties style:vertical-align="middle" fo:padding="0in" fo:border-left="none" fo:border-right="0.75pt solid #00599d" fo:border-top="none" fo:border-bottom="none"/>
    </style:style>
    <style:style style:name="Table1.A10" style:family="table-cell">
      <style:table-cell-properties style:vertical-align="middle" fo:padding="0in" fo:border-left="0.75pt solid #00599d" fo:border-right="none" fo:border-top="none" fo:border-bottom="none"/>
    </style:style>
    <style:style style:name="Table1.B10" style:family="table-cell">
      <style:table-cell-properties style:vertical-align="middle" fo:padding="0in" fo:border-left="none" fo:border-right="0.75pt solid #00599d" fo:border-top="none" fo:border-bottom="none"/>
    </style:style>
    <style:style style:name="Table1.A12" style:family="table-cell">
      <style:table-cell-properties style:vertical-align="middle" fo:padding="0in" fo:border-left="0.75pt solid #00599d" fo:border-right="none" fo:border-top="none" fo:border-bottom="none"/>
    </style:style>
    <style:style style:name="Table1.B12" style:family="table-cell">
      <style:table-cell-properties style:vertical-align="middle" fo:padding="0in" fo:border-left="none" fo:border-right="0.75pt solid #00599d" fo:border-top="none" fo:border-bottom="none"/>
    </style:style>
    <style:style style:name="Table1.A14" style:family="table-cell">
      <style:table-cell-properties style:vertical-align="middle" fo:padding="0in" fo:border-left="0.75pt solid #00599d" fo:border-right="none" fo:border-top="none" fo:border-bottom="none"/>
    </style:style>
    <style:style style:name="Table1.B14" style:family="table-cell">
      <style:table-cell-properties style:vertical-align="middle" fo:padding="0in" fo:border-left="none" fo:border-right="0.75pt solid #00599d" fo:border-top="none" fo:border-bottom="none"/>
    </style:style>
    <style:style style:name="Table1.A15" style:family="table-cell">
      <style:table-cell-properties style:vertical-align="middle" fo:padding="0.0194in" fo:border="none"/>
    </style:style>
    <style:style style:name="Table1.B15" style:family="table-cell">
      <style:table-cell-properties style:vertical-align="middle" fo:padding="0.0194in" fo:border="none"/>
    </style:style>
    <style:style style:name="Table1.A16"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1.B16"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Table2" style:family="table">
      <style:table-properties style:width="6.3931in" fo:margin-left="0in" fo:margin-top="0in" fo:margin-bottom="0in" table:align="left" style:writing-mode="lr-tb"/>
    </style:style>
    <style:style style:name="Table2.A" style:family="table-column">
      <style:table-column-properties style:column-width="2.291in"/>
    </style:style>
    <style:style style:name="Table2.B" style:family="table-column">
      <style:table-column-properties style:column-width="4.1021in"/>
    </style:style>
    <style:style style:name="Table2.1" style:family="table-row">
      <style:table-row-properties fo:keep-together="auto"/>
    </style:style>
    <style:style style:name="Table2.A1" style:family="table-cell">
      <style:table-cell-properties style:vertical-align="middle" fo:background-color="#00599d" fo:padding="0in" fo:border-left="none" fo:border-right="none" fo:border-top="none" fo:border-bottom="0.75pt solid #00599d">
        <style:background-image/>
      </style:table-cell-properties>
    </style:style>
    <style:style style:name="Table2.A2" style:family="table-cell">
      <style:table-cell-properties style:vertical-align="middle" fo:padding="0in" fo:border-left="0.75pt solid #00599d" fo:border-right="none" fo:border-top="none" fo:border-bottom="none"/>
    </style:style>
    <style:style style:name="Table2.B2" style:family="table-cell">
      <style:table-cell-properties style:vertical-align="middle" fo:padding="0in" fo:border-left="none" fo:border-right="0.75pt solid #00599d" fo:border-top="none" fo:border-bottom="none"/>
    </style:style>
    <style:style style:name="Table2.A3" style:family="table-cell">
      <style:table-cell-properties style:vertical-align="middle" fo:background-color="#dddddd" fo:padding="0in" fo:border-left="0.75pt solid #00599d" fo:border-right="none" fo:border-top="none" fo:border-bottom="none">
        <style:background-image/>
      </style:table-cell-properties>
    </style:style>
    <style:style style:name="Table2.B3" style:family="table-cell">
      <style:table-cell-properties style:vertical-align="middle" fo:background-color="#dddddd" fo:padding="0in" fo:border-left="none" fo:border-right="0.75pt solid #00599d" fo:border-top="none" fo:border-bottom="none">
        <style:background-image/>
      </style:table-cell-properties>
    </style:style>
    <style:style style:name="Table2.A4" style:family="table-cell">
      <style:table-cell-properties style:vertical-align="middle" fo:padding="0in" fo:border-left="0.75pt solid #00599d" fo:border-right="none" fo:border-top="none" fo:border-bottom="none"/>
    </style:style>
    <style:style style:name="Table2.B4" style:family="table-cell">
      <style:table-cell-properties style:vertical-align="middle" fo:padding="0in" fo:border-left="none" fo:border-right="0.75pt solid #00599d" fo:border-top="none" fo:border-bottom="none"/>
    </style:style>
    <style:style style:name="Table2.A6" style:family="table-cell">
      <style:table-cell-properties style:vertical-align="middle" fo:padding="0in" fo:border-left="0.75pt solid #00599d" fo:border-right="none" fo:border-top="none" fo:border-bottom="none"/>
    </style:style>
    <style:style style:name="Table2.B6" style:family="table-cell">
      <style:table-cell-properties style:vertical-align="middle" fo:padding="0in" fo:border-left="none" fo:border-right="0.75pt solid #00599d" fo:border-top="none" fo:border-bottom="none"/>
    </style:style>
    <style:style style:name="Table2.A8" style:family="table-cell">
      <style:table-cell-properties style:vertical-align="middle" fo:padding="0in" fo:border-left="0.75pt solid #00599d" fo:border-right="none" fo:border-top="none" fo:border-bottom="none"/>
    </style:style>
    <style:style style:name="Table2.B8" style:family="table-cell">
      <style:table-cell-properties style:vertical-align="middle" fo:padding="0in" fo:border-left="none" fo:border-right="0.75pt solid #00599d" fo:border-top="none" fo:border-bottom="none"/>
    </style:style>
    <style:style style:name="Table2.A10"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2.B10"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1.0535in"/>
    </style:style>
    <style:style style:name="Table3.B" style:family="table-column">
      <style:table-column-properties style:column-width="1.709in"/>
    </style:style>
    <style:style style:name="Table3.C" style:family="table-column">
      <style:table-column-properties style:column-width="4.1625in"/>
    </style:style>
    <style:style style:name="Table3.1" style:family="table-row">
      <style:table-row-properties fo:keep-together="auto"/>
    </style:style>
    <style:style style:name="Table3.A1" style:family="table-cell">
      <style:table-cell-properties style:vertical-align="middle" fo:background-color="#00599d" fo:padding="0in" fo:border-left="none" fo:border-right="none" fo:border-top="none" fo:border-bottom="0.75pt solid #00599d">
        <style:background-image/>
      </style:table-cell-properties>
    </style:style>
    <style:style style:name="Table3.A2" style:family="table-cell">
      <style:table-cell-properties style:vertical-align="middle" fo:padding="0in" fo:border-left="0.75pt solid #00599d" fo:border-right="none" fo:border-top="none" fo:border-bottom="none"/>
    </style:style>
    <style:style style:name="Table3.B2" style:family="table-cell">
      <style:table-cell-properties style:vertical-align="middle" fo:padding="0in" fo:border="none"/>
    </style:style>
    <style:style style:name="Table3.C2" style:family="table-cell">
      <style:table-cell-properties style:vertical-align="middle" fo:padding="0in" fo:border-left="none" fo:border-right="0.75pt solid #00599d" fo:border-top="none" fo:border-bottom="none"/>
    </style:style>
    <style:style style:name="Table3.A3" style:family="table-cell">
      <style:table-cell-properties style:vertical-align="middle" fo:background-color="#dddddd" fo:padding="0in" fo:border-left="0.75pt solid #00599d" fo:border-right="none" fo:border-top="none" fo:border-bottom="none">
        <style:background-image/>
      </style:table-cell-properties>
    </style:style>
    <style:style style:name="Table3.B3" style:family="table-cell">
      <style:table-cell-properties style:vertical-align="middle" fo:background-color="#dddddd" fo:padding="0in" fo:border="none">
        <style:background-image/>
      </style:table-cell-properties>
    </style:style>
    <style:style style:name="Table3.C3" style:family="table-cell">
      <style:table-cell-properties style:vertical-align="middle" fo:background-color="#dddddd" fo:padding="0in" fo:border-left="none" fo:border-right="0.75pt solid #00599d" fo:border-top="none" fo:border-bottom="none">
        <style:background-image/>
      </style:table-cell-properties>
    </style:style>
    <style:style style:name="Table3.A4" style:family="table-cell">
      <style:table-cell-properties style:vertical-align="middle" fo:padding="0in" fo:border-left="0.75pt solid #00599d" fo:border-right="none" fo:border-top="none" fo:border-bottom="none"/>
    </style:style>
    <style:style style:name="Table3.B4" style:family="table-cell">
      <style:table-cell-properties style:vertical-align="middle" fo:padding="0in" fo:border="none"/>
    </style:style>
    <style:style style:name="Table3.C4" style:family="table-cell">
      <style:table-cell-properties style:vertical-align="middle" fo:padding="0in" fo:border-left="none" fo:border-right="0.75pt solid #00599d" fo:border-top="none" fo:border-bottom="none"/>
    </style:style>
    <style:style style:name="Table3.A5"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3.B5" style:family="table-cell">
      <style:table-cell-properties style:vertical-align="middle" fo:background-color="#adc5e7" fo:padding="0in" fo:border-left="none" fo:border-right="none" fo:border-top="0.75pt solid #00599d" fo:border-bottom="0.75pt solid #00599d">
        <style:background-image/>
      </style:table-cell-properties>
    </style:style>
    <style:style style:name="Table3.C5"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Table5" style:family="table">
      <style:table-properties style:width="6.925in" table:align="left" style:may-break-between-rows="true" style:writing-mode="lr-tb" table:border-model="collapsing"/>
    </style:style>
    <style:style style:name="Table5.A" style:family="table-column">
      <style:table-column-properties style:column-width="2.4729in"/>
    </style:style>
    <style:style style:name="Table5.B" style:family="table-column">
      <style:table-column-properties style:column-width="4.4521in"/>
    </style:style>
    <style:style style:name="Table5.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5.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5.B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5.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5.B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5.7" style:family="table-row">
      <style:table-row-properties fo:keep-together="auto"/>
    </style:style>
    <style:style style:name="Table5.A9"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5.B9"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6" style:family="table">
      <style:table-properties style:width="6.925in" table:align="left" style:may-break-between-rows="true" style:writing-mode="lr-tb" table:border-model="collapsing"/>
    </style:style>
    <style:style style:name="Table6.A" style:family="table-column">
      <style:table-column-properties style:column-width="1.7778in"/>
    </style:style>
    <style:style style:name="Table6.B" style:family="table-column">
      <style:table-column-properties style:column-width="5.1472in"/>
    </style:style>
    <style:style style:name="Table6.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6.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6.B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6.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6.B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6.6" style:family="table-row">
      <style:table-row-properties fo:keep-together="auto"/>
    </style:style>
    <style:style style:name="Table6.A11"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6.B11"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0.9694in"/>
    </style:style>
    <style:style style:name="Table4.B" style:family="table-column">
      <style:table-column-properties style:column-width="3.0181in"/>
    </style:style>
    <style:style style:name="Table4.C" style:family="table-column">
      <style:table-column-properties style:column-width="2.9375in"/>
    </style:style>
    <style:style style:name="Table4.1" style:family="table-row">
      <style:table-row-properties fo:keep-together="auto"/>
    </style:style>
    <style:style style:name="Table4.A1" style:family="table-cell">
      <style:table-cell-properties style:vertical-align="middle" fo:background-color="#00599d" fo:padding="0in" fo:border-left="none" fo:border-right="none" fo:border-top="none" fo:border-bottom="0.75pt solid #00599d">
        <style:background-image/>
      </style:table-cell-properties>
    </style:style>
    <style:style style:name="Table4.A2" style:family="table-cell">
      <style:table-cell-properties style:vertical-align="middle" fo:padding="0in" fo:border-left="0.75pt solid #00599d" fo:border-right="none" fo:border-top="none" fo:border-bottom="none"/>
    </style:style>
    <style:style style:name="Table4.B2" style:family="table-cell">
      <style:table-cell-properties style:vertical-align="middle" fo:padding="0in" fo:border="none"/>
    </style:style>
    <style:style style:name="Table4.C2" style:family="table-cell">
      <style:table-cell-properties style:vertical-align="middle" fo:padding="0in" fo:border-left="none" fo:border-right="0.75pt solid #00599d" fo:border-top="none" fo:border-bottom="none"/>
    </style:style>
    <style:style style:name="Table4.A3" style:family="table-cell">
      <style:table-cell-properties style:vertical-align="middle" fo:background-color="#dddddd" fo:padding="0in" fo:border-left="0.75pt solid #00599d" fo:border-right="none" fo:border-top="none" fo:border-bottom="none">
        <style:background-image/>
      </style:table-cell-properties>
    </style:style>
    <style:style style:name="Table4.B3" style:family="table-cell">
      <style:table-cell-properties style:vertical-align="middle" fo:background-color="#dddddd" fo:padding="0in" fo:border="none">
        <style:background-image/>
      </style:table-cell-properties>
    </style:style>
    <style:style style:name="Table4.C3" style:family="table-cell">
      <style:table-cell-properties style:vertical-align="middle" fo:background-color="#dddddd" fo:padding="0in" fo:border-left="none" fo:border-right="0.75pt solid #00599d" fo:border-top="none" fo:border-bottom="none">
        <style:background-image/>
      </style:table-cell-properties>
    </style:style>
    <style:style style:name="Table4.A4" style:family="table-cell">
      <style:table-cell-properties style:vertical-align="middle" fo:padding="0in" fo:border-left="0.75pt solid #00599d" fo:border-right="none" fo:border-top="none" fo:border-bottom="none"/>
    </style:style>
    <style:style style:name="Table4.B4" style:family="table-cell">
      <style:table-cell-properties style:vertical-align="middle" fo:padding="0in" fo:border="none"/>
    </style:style>
    <style:style style:name="Table4.C4" style:family="table-cell">
      <style:table-cell-properties style:vertical-align="middle" fo:padding="0in" fo:border-left="none" fo:border-right="0.75pt solid #00599d" fo:border-top="none" fo:border-bottom="none"/>
    </style:style>
    <style:style style:name="Table4.A6" style:family="table-cell">
      <style:table-cell-properties style:vertical-align="middle" fo:padding="0in" fo:border-left="0.75pt solid #00599d" fo:border-right="none" fo:border-top="none" fo:border-bottom="none"/>
    </style:style>
    <style:style style:name="Table4.B6" style:family="table-cell">
      <style:table-cell-properties style:vertical-align="middle" fo:padding="0in" fo:border="none"/>
    </style:style>
    <style:style style:name="Table4.C6" style:family="table-cell">
      <style:table-cell-properties style:vertical-align="middle" fo:padding="0in" fo:border-left="none" fo:border-right="0.75pt solid #00599d" fo:border-top="none" fo:border-bottom="none"/>
    </style:style>
    <style:style style:name="Table4.A8" style:family="table-cell">
      <style:table-cell-properties style:vertical-align="middle" fo:padding="0in" fo:border-left="0.75pt solid #00599d" fo:border-right="none" fo:border-top="none" fo:border-bottom="none"/>
    </style:style>
    <style:style style:name="Table4.B8" style:family="table-cell">
      <style:table-cell-properties style:vertical-align="middle" fo:padding="0in" fo:border="none"/>
    </style:style>
    <style:style style:name="Table4.C8" style:family="table-cell">
      <style:table-cell-properties style:vertical-align="middle" fo:padding="0in" fo:border-left="none" fo:border-right="0.75pt solid #00599d" fo:border-top="none" fo:border-bottom="none"/>
    </style:style>
    <style:style style:name="Table4.A10"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4.B10" style:family="table-cell">
      <style:table-cell-properties style:vertical-align="middle" fo:background-color="#adc5e7" fo:padding="0in" fo:border-left="none" fo:border-right="none" fo:border-top="0.75pt solid #00599d" fo:border-bottom="0.75pt solid #00599d">
        <style:background-image/>
      </style:table-cell-properties>
    </style:style>
    <style:style style:name="Table4.C10"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P1" style:family="paragraph" style:parent-style-name="Heading_20_1" style:list-style-name="">
      <style:paragraph-properties fo:margin-top="0.1665in" fo:margin-bottom="0.0835in" style:contextual-spacing="false" fo:text-align="left" style:justify-single-word="false" fo:orphans="2" fo:widows="2" fo:hyphenation-ladder-count="no-limit" fo:hyphenation-keep="auto" loext:hyphenation-keep-type="column" loext:hyphenation-keep-line="false" style:punctuation-wrap="simple" style:writing-mode="lr-tb"/>
      <style:text-properties fo:hyphenate="false" fo:hyphenation-remain-char-count="2" fo:hyphenation-push-char-count="2" loext:hyphenation-no-caps="false" loext:hyphenation-no-last-word="false" loext:hyphenation-word-char-count="no-limit" loext:hyphenation-zone="no-limit"/>
    </style:style>
    <style:style style:name="P2" style:family="paragraph" style:parent-style-name="Heading_20_1">
      <style:paragraph-properties fo:margin-top="0.1665in" fo:margin-bottom="0.0835in" style:contextual-spacing="false" fo:text-align="left" style:justify-single-word="false" fo:break-before="page" style:writing-mode="lr-tb"/>
    </style:style>
    <style:style style:name="P3" style:family="paragraph" style:parent-style-name="Text_20_body">
      <style:paragraph-properties fo:text-align="left" style:justify-single-word="false" style:writing-mode="lr-tb"/>
    </style:style>
    <style:style style:name="P4" style:family="paragraph" style:parent-style-name="Horizontal_20_Line">
      <style:paragraph-properties fo:text-align="left" style:justify-single-word="false" style:writing-mode="lr-tb"/>
    </style:style>
    <style:style style:name="P5" style:family="paragraph" style:parent-style-name="Heading_20_2">
      <style:paragraph-properties fo:text-align="left" style:justify-single-word="false" style:writing-mode="lr-tb"/>
    </style:style>
    <style:style style:name="P6" style:family="paragraph" style:parent-style-name="Heading_20_3">
      <style:paragraph-properties fo:text-align="left" style:justify-single-word="false" style:writing-mode="lr-tb"/>
    </style:style>
    <style:style style:name="P7" style:family="paragraph" style:parent-style-name="Text_20_body" style:list-style-name="WWNum2">
      <style:paragraph-properties fo:margin-left="0.4925in" fo:margin-right="0in" fo:margin-top="0in" fo:margin-bottom="0in" style:contextual-spacing="false" fo:text-align="left" style:justify-single-word="false" fo:text-indent="-0.1965in" style:auto-text-indent="false" style:writing-mode="lr-tb">
        <style:tab-stops>
          <style:tab-stop style:position="0.4925in"/>
        </style:tab-stops>
      </style:paragraph-properties>
    </style:style>
    <style:style style:name="P8" style:family="paragraph" style:parent-style-name="Text_20_body" style:list-style-name="WWNum2">
      <style:paragraph-properties fo:margin-left="0.4925in" fo:margin-right="0in" fo:text-align="left" style:justify-single-word="false" fo:text-indent="-0.1965in" style:auto-text-indent="false" style:writing-mode="lr-tb">
        <style:tab-stops>
          <style:tab-stop style:position="0.4925in"/>
        </style:tab-stops>
      </style:paragraph-properties>
    </style:style>
    <style:style style:name="P9" style:family="paragraph" style:parent-style-name="Table_20_Heading">
      <style:paragraph-properties fo:text-align="left" style:justify-single-word="false" fo:orphans="0" fo:widows="0" style:writing-mode="lr-tb"/>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0" style:family="paragraph" style:parent-style-name="Table_20_Contents">
      <style:paragraph-properties fo:text-align="left" style:justify-single-word="false" fo:orphans="0" fo:widows="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left" style:justify-single-word="false" fo:orphans="0" fo:widows="0" text:number-lines="false" text:line-number="0" style:writing-mode="lr-tb"/>
    </style:style>
    <style:style style:name="P12" style:family="paragraph" style:parent-style-name="Table_20_Contents">
      <style:paragraph-properties fo:text-align="left" style:justify-single-word="false" fo:orphans="0" fo:widows="0" style:writing-mode="lr-tb"/>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ext_20_body">
      <style:paragraph-properties fo:text-align="left" style:justify-single-word="false" style:writing-mode="lr-tb"/>
      <style:text-properties officeooo:paragraph-rsid="001d8d94"/>
    </style:style>
    <style:style style:name="P14" style:family="paragraph" style:parent-style-name="Text_20_body" style:list-style-name="WWNum3">
      <style:paragraph-properties fo:margin-left="0.4925in" fo:margin-right="0in" fo:margin-top="0in" fo:margin-bottom="0in" style:contextual-spacing="false" fo:text-align="left" style:justify-single-word="false" fo:text-indent="-0.1965in" style:auto-text-indent="false" style:writing-mode="lr-tb">
        <style:tab-stops>
          <style:tab-stop style:position="0.4925in"/>
        </style:tab-stops>
      </style:paragraph-properties>
    </style:style>
    <style:style style:name="P15" style:family="paragraph" style:parent-style-name="Text_20_body" style:list-style-name="WWNum3">
      <style:paragraph-properties fo:margin-left="0.4925in" fo:margin-right="0in" fo:text-align="left" style:justify-single-word="false" fo:text-indent="-0.1965in" style:auto-text-indent="false" style:writing-mode="lr-tb">
        <style:tab-stops>
          <style:tab-stop style:position="0.4925in"/>
        </style:tab-stops>
      </style:paragraph-properties>
    </style:style>
    <style:style style:name="P16" style:family="paragraph" style:parent-style-name="Text_20_body">
      <style:paragraph-properties fo:orphans="1"/>
    </style:style>
    <style:style style:name="P17" style:family="paragraph" style:parent-style-name="Table_20_Heading">
      <style:paragraph-properties fo:text-align="lef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Horizontal_20_Line">
      <style:paragraph-properties fo:margin-top="0in" fo:margin-bottom="0.0972in" style:contextual-spacing="false" fo:line-height="115%" fo:orphans="1"/>
      <style:text-properties fo:font-size="12pt" style:font-size-asian="12pt" style:font-size-complex="12pt"/>
    </style:style>
    <style:style style:name="P21" style:family="paragraph" style:parent-style-name="Text_20_body">
      <style:paragraph-properties fo:margin-left="0.3937in" fo:margin-right="0.3937in" fo:orphans="1" fo:text-indent="0in" style:auto-text-indent="false"/>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list-style-name="WWNum4">
      <style:paragraph-properties fo:margin-left="0.4925in" fo:margin-right="0in" fo:margin-top="0in" fo:margin-bottom="0in" style:contextual-spacing="false" fo:text-align="left" style:justify-single-word="false" fo:text-indent="-0.1965in" style:auto-text-indent="false" style:writing-mode="lr-tb">
        <style:tab-stops>
          <style:tab-stop style:position="0.4925in"/>
        </style:tab-stops>
      </style:paragraph-properties>
    </style:style>
    <style:style style:name="P24" style:family="paragraph" style:parent-style-name="Text_20_body" style:list-style-name="WWNum4">
      <style:paragraph-properties fo:margin-left="0.4925in" fo:margin-right="0in" fo:text-align="left" style:justify-single-word="false" fo:text-indent="-0.1965in" style:auto-text-indent="false" style:writing-mode="lr-tb">
        <style:tab-stops>
          <style:tab-stop style:position="0.4925in"/>
        </style:tab-stops>
      </style:paragraph-properties>
    </style:style>
    <style:style style:name="P25" style:family="paragraph" style:parent-style-name="Text_20_body">
      <style:paragraph-properties fo:margin-top="0in" fo:margin-bottom="0in" style:contextual-spacing="false" fo:text-align="left" style:justify-single-word="false" style:writing-mode="lr-tb"/>
    </style:style>
    <style:style style:name="T1" style:family="text">
      <style:text-properties fo:font-weight="bold" style:font-weight-asian="bold"/>
    </style:style>
    <style:style style:name="T2" style:family="text">
      <style:text-properties fo:language="ru" fo:country="RU"/>
    </style:style>
    <style:style style:name="T3" style:family="text">
      <style:text-properties fo:language="ru" fo:country="RU" officeooo:rsid="001d8d94"/>
    </style:style>
    <style:style style:name="T4" style:family="text">
      <style:text-properties fo:language="ru" fo:country="RU" officeooo:rsid="001dc2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text:span></text:h>
      <text:h text:style-name="P2" text:outline-level="1"><text:span text:style-name="Strong_20_Emphasis"><text:span text:style-name="T1">Философские основы Гативус</text:span></text:span></text:h>
      <text:p text:style-name="P3"><text:span text:style-name="Emphasis">Данная глава может быть пропущена без потери понимания архитектуры Гативус. Она предназначена для читателей, интересующихся философским контекстом проекта.</text:span></text:p>
      <text:p text:style-name="P4"/>
      <text:h text:style-name="P5" text:outline-level="2"><text:span text:style-name="Strong_20_Emphasis"><text:span text:style-name="T1">Замечание о методе</text:span></text:span></text:h>
      <text:p text:style-name="P3">Гативус построен на эволюционном и инженерном основаниях. Философские параллели не являются фундаментом теории — они являются независимым подтверждением. Если архитектура сознания действительно устроена так, как описывает Гативус, то мыслители, анализировавшие ту же архитектуру изнутри — через рефлексию, наблюдение, клиническую практику — должны были прийти к изоморфным выводам. Совпадение результатов при различии метода служит взаимной верификацией.</text:p>
      <text:p text:style-name="P3">В каждом разделе ниже сначала излагается позиция мыслителя, затем — соответствие с Гативус.</text:p>
      <text:p text:style-name="P4"/>
      <text:h text:style-name="P5" text:outline-level="2"><text:span text:style-name="Strong_20_Emphasis"><text:span text:style-name="T1">Гегель</text:span></text:span></text:h>
      <text:h text:style-name="P6" text:outline-level="3"><text:span text:style-name="Strong_20_Emphasis"><text:span text:style-name="T1">Система духа</text:span></text:span></text:h>
      <text:p text:style-name="P3">Георг Вильгельм Фридрих Гегель (1770–1831) построил единственную в истории философии полную систему развития духа — от природной души до абсолютного знания. Центральный тезис Гегеля: дух (Geist) не является субстанцией или предметом. Дух есть чистое движение — процесс самоопределения, который существует только в своём развёртывании. Вне движения духа нет.</text:p>
      <text:p text:style-name="P3">Система духа у Гегеля разделяется на три ступени:</text:p>
      <text:list text:style-name="WWNum2">
        <text:list-item>
          <text:p text:style-name="P7"><text:span text:style-name="Strong_20_Emphasis">Субъективный дух</text:span> (Subjektiver Geist) — дух в отношении к самому себе. Проходит три стадии: антропология (природная душа, связанная с телом), феноменология сознания (сознание обнаруживает объект, затем себя, затем пытается примирить), психология (теоретический дух — познание, практический дух — воля, свободный дух — единство обоих). </text:p>
        </text:list-item>
        <text:list-item>
          <text:p text:style-name="P7"><text:span text:style-name="Strong_20_Emphasis">Объективный дух</text:span> (Objektiver Geist) — дух, воплощённый в социальных институтах. Проходит три стадии: абстрактное право (собственность, договор), моральность (Moralität — индивидуальная совесть), нравственность (Sittlichkeit — живые институты: семья, гражданское общество, государство). </text:p>
        </text:list-item>
        <text:list-item>
          <text:p text:style-name="P8"><text:span text:style-name="Strong_20_Emphasis">Абсолютный дух</text:span> (Absoluter Geist) — дух, познающий самого себя. Три формы: искусство (дух в чувственной форме), религия (дух в форме представления), философия (дух в форме Понятия). </text:p>
        </text:list-item>
      </text:list>
      <text:h text:style-name="P6" text:outline-level="3"><text:span text:style-name="Strong_20_Emphasis"><text:span text:style-name="T1">Ключевые термины</text:span></text:span></text:h>
      <text:p text:style-name="P3"><text:span text:style-name="Strong_20_Emphasis">Aufheben (снятие)</text:span> — центральная операция гегелевской диалектики. Означает одновременно три действия: отрицание (старое состояние преодолевается), сохранение (содержание не <text:soft-page-break/>теряется), возвышение (возникает новое качество, включающее оба предыдущих). В Гативус: снятие W-вектора. Противоречие между C_есть и C_должно преодолевается, но C-компоненты не возвращаются в прежнее состояние — они необратимо изменяются.</text:p>
      <text:p text:style-name="P3"><text:span text:style-name="Strong_20_Emphasis">Widerspruch (противоречие)</text:span> — движущая сила развития. У Гегеля: всякая определённость содержит в себе своё отрицание. Противоречие не является дефектом мышления — оно есть источник всякого движения. В Гативус: W-вектор = расстояние C_есть → C_должно. Пока расстояние ненулевое — система движется.</text:p>
      <text:p text:style-name="P3"><text:span text:style-name="Strong_20_Emphasis">Begriff (Понятие)</text:span> — высшая форма мышления у Гегеля. Понятие не является абстракцией (общим представлением). Понятие — конкретная тотальность: оно содержит в себе все свои определения и их единство. Понятие самоопределяется — оно развивает себя из себя. В Гативус: C-компоненты MAPA. Они не фиксированы — трансформируются при каждом снятии.</text:p>
      <text:p text:style-name="P3"><text:span text:style-name="Strong_20_Emphasis">An sich / Für sich / An und für sich</text:span> (в-себе / для-себя / в-себе-и-для-себя) — три формы существования у Гегеля. «В-себе» — потенциальность, ещё не развёрнутая. «Для-себя» — реализованная определённость. «В-себе-и-для-себя» — полная конкретность, содержащая и потенцию, и реализацию. В Гативус: общий вектор (направление без модуля) = An sich. Частный вектор (с координатами и модулем) = Für sich. Завершённый MOTV после снятия = An und für sich.</text:p>
      <text:p text:style-name="P3"><text:span text:style-name="Strong_20_Emphasis">Entfremdung (отчуждение)</text:span> — дух, ставший чуждым самому себе. В Гативус: SRNT, оторвавшаяся от SERN. Система строит нарративы, не связанные с физической реальностью.</text:p>
      <text:h text:style-name="P6" text:outline-level="3"><text:span text:style-name="Strong_20_Emphasis"><text:span text:style-name="T1">Таблица соответствий Гегель — Гативус</text:span></text:span></text:h>
      <table:table table:name="Table1" table:style-name="Table1">
        <table:table-column table:style-name="Table1.A"/>
        <table:table-column table:style-name="Table1.B"/>
        <table:table-row table:style-name="Table1.1">
          <table:table-cell table:style-name="Table1.A1" office:value-type="string">
            <text:p text:style-name="P9">Гегель</text:p>
          </table:table-cell>
          <table:table-cell table:style-name="Table1.A1" office:value-type="string">
            <text:p text:style-name="P9">Гативус</text:p>
          </table:table-cell>
        </table:table-row>
        <table:table-row table:style-name="Table1.1">
          <table:table-cell table:style-name="Table1.A2" office:value-type="string">
            <text:p text:style-name="P10">Природная душа (Anthropologie)</text:p>
          </table:table-cell>
          <table:table-cell table:style-name="Table1.B2" office:value-type="string">
            <text:p text:style-name="P10">EVL0–EVL3, SERN, MAP1/2/3, b-вектор</text:p>
          </table:table-cell>
        </table:table-row>
        <table:table-row table:style-name="Table1.1">
          <table:table-cell table:style-name="Table1.A3" office:value-type="string">
            <text:p text:style-name="P10">Сознание (Bewusstsein)</text:p>
          </table:table-cell>
          <table:table-cell table:style-name="Table1.B3" office:value-type="string">
            <text:p text:style-name="P10">EVL6, MAP6, CNN2, S-компоненты</text:p>
          </table:table-cell>
        </table:table-row>
        <table:table-row table:style-name="Table1.1">
          <table:table-cell table:style-name="Table1.A4" office:value-type="string">
            <text:p text:style-name="P10">Самосознание (Selbstbewusstsein)</text:p>
          </table:table-cell>
          <table:table-cell table:style-name="Table1.B4" office:value-type="string">
            <text:p text:style-name="P10">MAP8, рефлексия: MAP8 моделирует MAP8</text:p>
          </table:table-cell>
        </table:table-row>
        <table:table-row table:style-name="Table1.1">
          <table:table-cell table:style-name="Table1.A3" office:value-type="string">
            <text:p text:style-name="P10">Разум (Vernunft)</text:p>
          </table:table-cell>
          <table:table-cell table:style-name="Table1.B3" office:value-type="string">
            <text:p text:style-name="P10">OPN7/OPN8, нарративный граф KLEN/KLOM</text:p>
          </table:table-cell>
        </table:table-row>
        <table:table-row table:style-name="Table1.1">
          <table:table-cell table:style-name="Table1.A6" office:value-type="string">
            <text:p text:style-name="P10">Воля (Wille)</text:p>
          </table:table-cell>
          <table:table-cell table:style-name="Table1.B6" office:value-type="string">
            <text:p text:style-name="P10">EVLB, MAPB, W-вектор, MOTV</text:p>
          </table:table-cell>
        </table:table-row>
        <table:table-row table:style-name="Table1.1">
          <table:table-cell table:style-name="Table1.A3" office:value-type="string">
            <text:p text:style-name="P10">Свободный дух (Freier Geist)</text:p>
          </table:table-cell>
          <table:table-cell table:style-name="Table1.B3" office:value-type="string">
            <text:p text:style-name="P10">W-вектор порождается C-компонентами, не SERN</text:p>
          </table:table-cell>
        </table:table-row>
        <table:table-row table:style-name="Table1.1">
          <table:table-cell table:style-name="Table1.A8" office:value-type="string">
            <text:p text:style-name="P10">Абстрактное право (Abstraktes Recht)</text:p>
          </table:table-cell>
          <table:table-cell table:style-name="Table1.B8" office:value-type="string">
            <text:p text:style-name="P10">MAP4, формальная координация b-векторов</text:p>
          </table:table-cell>
        </table:table-row>
        <table:table-row table:style-name="Table1.1">
          <table:table-cell table:style-name="Table1.A3" office:value-type="string">
            <text:p text:style-name="P10">Моральность (Moralität)</text:p>
          </table:table-cell>
          <table:table-cell table:style-name="Table1.B3" office:value-type="string">
            <text:p text:style-name="P10">Индивидуальный MAPB без MAPC</text:p>
          </table:table-cell>
        </table:table-row>
        <table:table-row table:style-name="Table1.1">
          <table:table-cell table:style-name="Table1.A10" office:value-type="string">
            <text:p text:style-name="P10">Нравственность (Sittlichkeit)</text:p>
          </table:table-cell>
          <table:table-cell table:style-name="Table1.B10" office:value-type="string">
            <text:p text:style-name="P10">MAP5/MAP9/MAPC/MAPD</text:p>
          </table:table-cell>
        </table:table-row>
        <table:table-row table:style-name="Table1.1">
          <table:table-cell table:style-name="Table1.A3" office:value-type="string">
            <text:p text:style-name="P10">Государство (Staat)</text:p>
          </table:table-cell>
          <table:table-cell table:style-name="Table1.B3" office:value-type="string">
            <text:p text:style-name="P10">MAPD: кодификация общих W-векторов</text:p>
          </table:table-cell>
        </table:table-row>
        <table:table-row table:style-name="Table1.1">
          <table:table-cell table:style-name="Table1.A12" office:value-type="string">
            <text:p text:style-name="P10">Искусство (Kunst)</text:p>
          </table:table-cell>
          <table:table-cell table:style-name="Table1.B12" office:value-type="string">
            <text:p text:style-name="P10">Рекурсия: W→MAP2/3 для созерцания</text:p>
          </table:table-cell>
        </table:table-row>
        <table:table-row table:style-name="Table1.1">
          <table:table-cell table:style-name="Table1.A3" office:value-type="string">
            <text:p text:style-name="P10">Религия (Religion)</text:p>
          </table:table-cell>
          <table:table-cell table:style-name="Table1.B3" office:value-type="string">
            <text:p text:style-name="P10">Рекурсия: MAP8 моделирует MAPD</text:p>
          </table:table-cell>
        </table:table-row>
        <table:table-row table:style-name="Table1.1">
          <table:table-cell table:style-name="Table1.A14" office:value-type="string">
            <text:p text:style-name="P10">Философия (Philosophie)</text:p>
          </table:table-cell>
          <table:table-cell table:style-name="Table1.B14" office:value-type="string">
            <text:p text:style-name="P10">Рекурсия: свёртка–сплайс к самому себе</text:p>
          </table:table-cell>
        </table:table-row>
        <table:table-row table:style-name="Table1.1">
          <table:table-cell table:style-name="Table1.A15" office:value-type="string">
            <text:p text:style-name="P11">Абсолютное знание (Absolutes Wissen)</text:p>
          </table:table-cell>
          <table:table-cell table:style-name="Table1.B15" office:value-type="string">
            <text:p text:style-name="P11">Система генерирует теорию самой себя</text:p>
          </table:table-cell>
        </table:table-row>
        <table:table-row table:style-name="Table1.1">
          <table:table-cell table:style-name="Table1.A16" office:value-type="string">
            <text:p text:style-name="P12"/>
          </table:table-cell>
          <table:table-cell table:style-name="Table1.B16" office:value-type="string">
            <text:p text:style-name="P12"/>
          </table:table-cell>
        </table:table-row>
      </table:table>
      <text:h text:style-name="P6" text:outline-level="3"><text:span text:style-name="Strong_20_Emphasis"><text:span text:style-name="T1">Методологическое различие</text:span></text:span></text:h>
      <text:p text:style-name="P3">Гегель строил систему сверху вниз: от Абсолютной идеи к природе и затем к духу. Гативус строит снизу вверх: от EVL0 к MAPD. Оба приходят к одной структуре: три уровня <text:soft-page-break/>индивидуального духа, три уровня коллективного, рекурсивный режим на вершине. Различие в методе при совпадении результата — сильнейший аргумент в пользу того, что описываемая структура реальна, а не является артефактом метода.</text:p>
      <text:p text:style-name="P4"/>
      <text:h text:style-name="P5" text:outline-level="2"><text:span text:style-name="Strong_20_Emphasis"><text:span text:style-name="T1">Выготский</text:span></text:span></text:h>
      <text:h text:style-name="P6" text:outline-level="3"><text:span text:style-name="Strong_20_Emphasis"><text:span text:style-name="T1">Культурно-историческая теория</text:span></text:span></text:h>
      <text:p text:style-name="P3">Лев Семёнович Выготский (1896–1934) создал теорию культурно-исторического развития психики. Центральный тезис: высшие психические функции (произвольное внимание, логическая память, понятийное мышление) не являются результатом индивидуального биологического созревания. Они имеют общественно-историческое происхождение — формируются через интериоризацию социально выработанных знаковых систем.</text:p>
      <text:h text:style-name="P6" text:outline-level="3"><text:span text:style-name="Strong_20_Emphasis"><text:span text:style-name="T1">Интериоризация</text:span></text:span></text:h>
      <text:p text:style-name="P3">Ключевой механизм Выготского — интериоризация: переход функции из внешней (социальной, межличностной) во внутреннюю (индивидуальную, психическую). Ребёнок сначала использует речь как средство общения с другими, затем как средство управления собственным поведением (эгоцентрическая речь), и наконец — как внутреннюю речь (мышление).</text:p>
      <text:p text:style-name="P13">В Гативус: MAP5 (коллективный язык) → MAP6 (индивидуальный символьный словарь) через CNN2/OPN6. Это прямая архитектурная реализация интериоризации.CNN2 принимает на вход данные MAP3 (inference),<text:span text:style-name="T2"> </text:span><text:span text:style-name="T3">при этом,</text:span><text:span text:style-name="T2"> </text:span>обучается на объектах MAP6 , но закрепляются только те векторы, которые соответствуют MAP5 (социально подтверждённые конвенции). Социальное предшествует индивидуальному — это центральный тезис Выготского, получающий архитектурное определение.</text:p>
      <text:h text:style-name="P6" text:outline-level="3"><text:span text:style-name="Strong_20_Emphasis"><text:span text:style-name="T1">Зона ближайшего развития</text:span></text:span></text:h>
      <text:p text:style-name="P3">Выготский ввёл понятие зоны ближайшего развития (ЗБР): область задач, которые ребёнок не может решить самостоятельно, но может решить с помощью взрослого. ЗБР определяет направление развития.</text:p>
      <text:p text:style-name="P3">В Гативус: ЗБР — это диапазон KLOM (нарративных планов), которые OPN8 не может построить самостоятельно (TRL8 не содержит подходящих прецедентов), но может построить при поддержке внешнего MAP9 (нарративы, предоставленные другим человеком). Обучение расширяет TRL8, превращая ЗБР в зону актуального развития.</text:p>
      <text:h text:style-name="P6" text:outline-level="3"><text:span text:style-name="Strong_20_Emphasis"><text:span text:style-name="T1">Эмпирическое подтверждение</text:span></text:span></text:h>
      <text:p text:style-name="P3">Случаи Джини Уайли (обнаружена в 1970, 13 лет изоляции) и Виктора из Аверона (обнаружен в 1800, ~12 лет в лесу): MAP1/2/3 сформировались нормально — оба могли ориентироваться в пространстве, распознавать объекты, выполнять моторные последовательности. MAP6/MAP8 и MAPA остались недоразвитыми — ни Джини, ни Виктор не овладели полноценным языком и не сформировали развитых нарративных способностей. Это прямо подтверждает H<text:span text:style-name="T4">6</text:span> (общественно-<text:soft-page-break/>историческая природа сознания): без доступа к MAP5 индивидуальная SRNT не развивается за пределы EVL3.</text:p>
      <text:h text:style-name="P6" text:outline-level="3"><text:span text:style-name="Strong_20_Emphasis"><text:span text:style-name="T1">Таблица соответствий Выготский — Гативус</text:span></text:span></text:h>
      <table:table table:name="Table2" table:style-name="Table2">
        <table:table-column table:style-name="Table2.A"/>
        <table:table-column table:style-name="Table2.B"/>
        <table:table-row table:style-name="Table2.1">
          <table:table-cell table:style-name="Table2.A1" office:value-type="string">
            <text:p text:style-name="P9">Выготский</text:p>
          </table:table-cell>
          <table:table-cell table:style-name="Table2.A1" office:value-type="string">
            <text:p text:style-name="P9">Гативус</text:p>
          </table:table-cell>
        </table:table-row>
        <table:table-row table:style-name="Table2.1">
          <table:table-cell table:style-name="Table2.A2" office:value-type="string">
            <text:p text:style-name="P10">Высшие психические функции</text:p>
          </table:table-cell>
          <table:table-cell table:style-name="Table2.B2" office:value-type="string">
            <text:p text:style-name="P10">MAP6, MAP8, MAPA — формируются top-down</text:p>
          </table:table-cell>
        </table:table-row>
        <table:table-row table:style-name="Table2.1">
          <table:table-cell table:style-name="Table2.A3" office:value-type="string">
            <text:p text:style-name="P10">Низшие психические функции</text:p>
          </table:table-cell>
          <table:table-cell table:style-name="Table2.B3" office:value-type="string">
            <text:p text:style-name="P10">MAP1, MAP2, MAP3 — формируются bottom-up</text:p>
          </table:table-cell>
        </table:table-row>
        <table:table-row table:style-name="Table2.1">
          <table:table-cell table:style-name="Table2.A4" office:value-type="string">
            <text:p text:style-name="P10">Интериоризация</text:p>
          </table:table-cell>
          <table:table-cell table:style-name="Table2.B4" office:value-type="string">
            <text:p text:style-name="P10">MAP5 → MAP6 через CNN2/OPN6</text:p>
          </table:table-cell>
        </table:table-row>
        <table:table-row table:style-name="Table2.1">
          <table:table-cell table:style-name="Table2.A3" office:value-type="string">
            <text:p text:style-name="P10">Знак (слово)</text:p>
          </table:table-cell>
          <table:table-cell table:style-name="Table2.B3" office:value-type="string">
            <text:p text:style-name="P10">Узел MAP6 с фонетической привязкой к MAP5</text:p>
          </table:table-cell>
        </table:table-row>
        <table:table-row table:style-name="Table2.1">
          <table:table-cell table:style-name="Table2.A6" office:value-type="string">
            <text:p text:style-name="P10">Эгоцентрическая речь</text:p>
          </table:table-cell>
          <table:table-cell table:style-name="Table2.B6" office:value-type="string">
            <text:p text:style-name="P10">MAP8, обращённая на MAP3 через фонетический канал</text:p>
          </table:table-cell>
        </table:table-row>
        <table:table-row table:style-name="Table2.1">
          <table:table-cell table:style-name="Table2.A3" office:value-type="string">
            <text:p text:style-name="P10">Внутренняя речь</text:p>
          </table:table-cell>
          <table:table-cell table:style-name="Table2.B3" office:value-type="string">
            <text:p text:style-name="P10">MAP8 без фонетического вывода</text:p>
          </table:table-cell>
        </table:table-row>
        <table:table-row table:style-name="Table2.1">
          <table:table-cell table:style-name="Table2.A8" office:value-type="string">
            <text:p text:style-name="P10">Зона ближайшего развития</text:p>
          </table:table-cell>
          <table:table-cell table:style-name="Table2.B8" office:value-type="string">
            <text:p text:style-name="P10">Диапазон KLOM, требующих внешнего MAP9</text:p>
          </table:table-cell>
        </table:table-row>
        <table:table-row table:style-name="Table2.1">
          <table:table-cell table:style-name="Table2.A3" office:value-type="string">
            <text:p text:style-name="P10">Социальная ситуация развития</text:p>
          </table:table-cell>
          <table:table-cell table:style-name="Table2.B3" office:value-type="string">
            <text:p text:style-name="P10">Конфигурация доступных MAP5/MAP9/MAPC</text:p>
          </table:table-cell>
        </table:table-row>
        <table:table-row table:style-name="Table2.1">
          <table:table-cell table:style-name="Table2.A10" office:value-type="string">
            <text:p text:style-name="P12"/>
          </table:table-cell>
          <table:table-cell table:style-name="Table2.B10" office:value-type="string">
            <text:p text:style-name="P12"/>
          </table:table-cell>
        </table:table-row>
      </table:table>
      <text:p text:style-name="P4"/>
      <text:h text:style-name="P5" text:outline-level="2"><text:span text:style-name="Strong_20_Emphasis"><text:span text:style-name="T1">Леонтьев</text:span></text:span></text:h>
      <text:h text:style-name="P6" text:outline-level="3"><text:span text:style-name="Strong_20_Emphasis"><text:span text:style-name="T1">Теория деятельности</text:span></text:span></text:h>
      <text:p text:style-name="P3">Алексей Николаевич Леонтьев (1903–1979) развил теорию деятельности, в которой психика рассматривается не как набор функций, а как система деятельностей, направленных на удовлетворение потребностей. Центральная идея: структура деятельности определяет структуру сознания.</text:p>
      <text:h text:style-name="P6" text:outline-level="3"><text:span text:style-name="Strong_20_Emphasis"><text:span text:style-name="T1">Трёхуровневая иерархия</text:span></text:span></text:h>
      <text:p text:style-name="P3">Леонтьев выделил три уровня:</text:p>
      <text:list text:style-name="WWNum3">
        <text:list-item>
          <text:p text:style-name="P14"><text:span text:style-name="Strong_20_Emphasis">Деятельность</text:span> — определяется мотивом. Мотив — это предмет потребности. Деятельность без мотива не существует. </text:p>
        </text:list-item>
        <text:list-item>
          <text:p text:style-name="P14"><text:span text:style-name="Strong_20_Emphasis">Действие</text:span> — определяется целью. Цель — осознанный образ желаемого результата. Одна деятельность может включать множество действий. </text:p>
        </text:list-item>
        <text:list-item>
          <text:p text:style-name="P15"><text:span text:style-name="Strong_20_Emphasis">Операция</text:span> — определяется условиями. Способ выполнения действия, зависящий от конкретных обстоятельств. Операции автоматизируются. </text:p>
        </text:list-item>
      </text:list>
      <text:p text:style-name="P3">В Гативус эта иерархия изоморфна:</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Леонтьев</text:p>
          </table:table-cell>
          <table:table-cell table:style-name="Table3.A1" office:value-type="string">
            <text:p text:style-name="P9">Гативус</text:p>
          </table:table-cell>
          <table:table-cell table:style-name="Table3.A1" office:value-type="string">
            <text:p text:style-name="P9">Определяется</text:p>
          </table:table-cell>
        </table:table-row>
        <table:table-row table:style-name="Table3.1">
          <table:table-cell table:style-name="Table3.A2" office:value-type="string">
            <text:p text:style-name="P10">Деятельность</text:p>
          </table:table-cell>
          <table:table-cell table:style-name="Table3.B2" office:value-type="string">
            <text:p text:style-name="P10">MOTV / WLOM (MAPB)</text:p>
          </table:table-cell>
          <table:table-cell table:style-name="Table3.C2" office:value-type="string">
            <text:p text:style-name="P10">W-вектором (мотив = расстояние C_есть → C_должно)</text:p>
          </table:table-cell>
        </table:table-row>
        <table:table-row table:style-name="Table3.1">
          <table:table-cell table:style-name="Table3.A3" office:value-type="string">
            <text:p text:style-name="P10">Действие</text:p>
          </table:table-cell>
          <table:table-cell table:style-name="Table3.B3" office:value-type="string">
            <text:p text:style-name="P10">KLEN / KLOM (MAP8)</text:p>
          </table:table-cell>
          <table:table-cell table:style-name="Table3.C3" office:value-type="string">
            <text:p text:style-name="P10">P-вектором (цель = нарративный план)</text:p>
          </table:table-cell>
        </table:table-row>
        <table:table-row table:style-name="Table3.1">
          <table:table-cell table:style-name="Table3.A4" office:value-type="string">
            <text:p text:style-name="P10">Операция</text:p>
          </table:table-cell>
          <table:table-cell table:style-name="Table3.B4" office:value-type="string">
            <text:p text:style-name="P10">OPRN / BLOM (MAP3)</text:p>
          </table:table-cell>
          <table:table-cell table:style-name="Table3.C4" office:value-type="string">
            <text:p text:style-name="P10">b-вектором (условия = координаты физического пространства)</text:p>
          </table:table-cell>
        </table:table-row>
        <table:table-row table:style-name="Table3.1">
          <table:table-cell table:style-name="Table3.A5" office:value-type="string">
            <text:p text:style-name="P12"/>
          </table:table-cell>
          <table:table-cell table:style-name="Table3.B5" office:value-type="string">
            <text:p text:style-name="P12"/>
          </table:table-cell>
          <table:table-cell table:style-name="Table3.C5" office:value-type="string">
            <text:p text:style-name="P12"/>
          </table:table-cell>
        </table:table-row>
      </table:table>
      <text:h text:style-name="P6" text:outline-level="3"><text:soft-page-break/><text:span text:style-name="Strong_20_Emphasis"><text:span text:style-name="T1">Сдвиг мотива на цель</text:span></text:span></text:h>
      <text:p text:style-name="P3">Леонтьев описал важный механизм развития: сдвиг мотива на цель. Действие, которое первоначально выполнялось ради другой деятельности, приобретает собственный мотив и становится самостоятельной деятельностью.</text:p>
      <text:p text:style-name="P3">В Гативус: KLOM, первоначально скомпилированный из WLOM (подчинённый W-вектору), формирует собственный P-вектор, который через обратную свёртку CNN3 порождает новый C-компонент в MAPA — и, следовательно, новый W-вектор. Нарратив, который был средством, становится источником нового Понятия.</text:p>
      <text:h text:style-name="P6" text:outline-level="3"><text:span text:style-name="Strong_20_Emphasis"><text:span text:style-name="T1">Интенция</text:span></text:span></text:h>
      <text:p text:style-name="P3">Леонтьев использовал термин «интенция» для обозначения направленности деятельности, определяемой мотивом. В Гативус: W-вектор = расстояние C_есть → C_должно = интенция. Это не метафора — это буквальное архитектурное определение.</text:p>
      <text:p text:style-name="P4"/>
      <text:h text:style-name="P5" text:outline-level="2"><text:span text:style-name="Strong_20_Emphasis"><text:span text:style-name="T1">Маркс</text:span></text:span></text:h>
      <text:h text:style-name="Heading_20_3" text:outline-level="3"><text:span text:style-name="Strong_20_Emphasis">Общественное бытие определяет сознание</text:span></text:h>
      <text:p text:style-name="P16">Карл Маркс (1818–1883) перевернул гегелевскую систему: не дух определяет реальность, а материальные условия определяют сознание. Центральный тезис: общественное бытие определяет общественное сознание. Способ производства, отношения собственности, разделение труда — формируют не только институты, но и то, как люди думают, чувствуют, оценивают.</text:p>
      <text:p text:style-name="P16">В Гативус: MAP5 (коллективный символьный словарь) формируется не произвольно, а отражает реальные отношения группы — производственные, социальные, властные. MAP5 не нейтральна. Она несёт искажения, обусловленные материальными условиями. Аналогично, MAPC (общая карта Понятий) и MAPD (общая карта противоречий) несут отпечаток материальных отношений: Понятие «справедливость» различается в обществах с разным экономическим укладом.</text:p>
      <text:h text:style-name="Heading_20_3" text:outline-level="3"><text:span text:style-name="Strong_20_Emphasis">Идеология как дефектная MAP5</text:span></text:h>
      <text:p text:style-name="P16">Маркс описал идеологию как «ложное сознание» — систему представлений, которая отражает интересы правящего класса, но выдаётся за универсальную истину. Идеология не является сознательным обманом — это структурное свойство символьной системы, сформированной в условиях неравенства.</text:p>
      <text:p text:style-name="P16">В Гативус: дефектная MAP5 загружается в MAP6 через CNN2/OPN6. Если MAP5 содержит системные искажения, индивидуальная MAP6 воспроизводит их — не потому что индивид «обманут», а потому что CNN2 принимает на вход данные MAP3 и закрепляет только те векторы, которые соответствуют MAP5. Нисходящий процесс интериоризации передаёт дефект механически: ребёнок усваивает искажённые символы так же легко, как неискажённые.</text:p>
      <text:p text:style-name="P16">Далее дефект распространяется вверх: искажённая MAP6 порождает искажённую MAP8 <text:soft-page-break/>(нарративы, построенные на дефектных символах), искажённая MAP8 через CNN3 порождает искажённые C-компоненты в MAPA. Человек формирует Понятие «справедливости», которое на самом деле отражает не универсальную справедливость, а интересы конкретной группы. И при этом искренне переживает W-вектор, направленный на защиту этого «Понятия» — потому что для его CNN3 это единственная доступная свёртка.</text:p>
      <text:p text:style-name="P16">Это архитектурное объяснение того, почему идеология так устойчива: она не в отдельном «модуле убеждений», а в весах CNN2 и CNN3, обученных на дефектном материале. Переобучение требует альтернативных данных — доступа к другой MAP5, другой MAP9.</text:p>
      <text:h text:style-name="Heading_20_3" text:outline-level="3"><text:span text:style-name="Strong_20_Emphasis">Практика как критерий истины</text:span></text:h>
      <text:p text:style-name="P16">Маркс настаивал на том, что истинность мышления проверяется практикой — не теоретической непротиворечивостью, а результатом действия в материальном мире.</text:p>
      <text:p text:style-name="P16">В Гативус: петля воображения OPN8 компилирует KLOM на уровень MAP3. Если BLOM, полученный в результате компиляции, при исполнении не приводит к ожидаемому результату (MAP1/MAP2 не совпадают с прогнозом) — OPN8 корректирует KLOM. Практика (физическое исполнение) является критерием адекватности нарратива.</text:p>
      <text:p text:style-name="P16">Это буквальная реализация марксовского тезиса: нарратив, не проходящий через компиляцию в MAP3 и физическое исполнение, остаётся непроверенным. «Философы лишь объясняли мир — задача в том, чтобы изменить его» — в архитектуре Гативус: KLOM без компиляции в BLOM не проверен практикой.</text:p>
      <text:h text:style-name="Heading_20_3" text:outline-level="3"><text:span text:style-name="Strong_20_Emphasis">Отчуждение</text:span></text:h>
      <text:p text:style-name="P16">Маркс описал отчуждение (Entfremdung) как отрыв работника от продукта своего труда, от процесса труда и от своей «родовой сущности». Отчуждённый человек не узнаёт себя в результатах своей деятельности.</text:p>
      <text:p text:style-name="P16">В Гативус: отчуждение — это разрыв между KLOM (план, скомпилированный из W-вектора) и BLOM (физические действия, выполняемые по внешним директивам). Человек действует не по собственному WLOM, а по KLOM, скомпилированному из чужого W-вектора (O3/MAPD, навязанная цель). Его TRL3 заполняется BLOM, которые не связаны с его TRL8 и TRLB. Физическая активность есть — но она не маркируется как (+) на уровне TRLB, потому что W-вектор индивида не обнуляется. Результат: богатый TRL3, функционирующий TRL8 — и стагнирующий TRLB. Человек «работает, но не живёт».</text:p>
      <text:h text:style-name="Heading_20_3" text:outline-level="3"><text:span text:style-name="Strong_20_Emphasis">Таблица соответствий Маркс — Гативус</text:span></text:h>
      <table:table table:name="Table5" table:style-name="Table5" table:template-name="Box List Blue">
        <table:table-column table:style-name="Table5.A"/>
        <table:table-column table:style-name="Table5.B"/>
        <table:table-row>
          <table:table-cell table:style-name="Table5.A1" office:value-type="string">
            <text:p text:style-name="P17">Маркс</text:p>
          </table:table-cell>
          <table:table-cell table:style-name="Table5.A1" office:value-type="string">
            <text:p text:style-name="P17">Гативус</text:p>
          </table:table-cell>
        </table:table-row>
        <table:table-row>
          <table:table-cell table:style-name="Table5.A2" office:value-type="string">
            <text:p text:style-name="P18">Общественное бытие определяет сознание</text:p>
          </table:table-cell>
          <table:table-cell table:style-name="Table5.B2" office:value-type="string">
            <text:p text:style-name="P18">MAP5 несёт искажения материальных условий</text:p>
          </table:table-cell>
        </table:table-row>
        <table:table-row>
          <table:table-cell table:style-name="Table5.A3" office:value-type="string">
            <text:p text:style-name="P18">Идеология (ложное сознание)</text:p>
          </table:table-cell>
          <table:table-cell table:style-name="Table5.B3" office:value-type="string">
            <text:p text:style-name="P18">Дефектная MAP5 → дефектная MAP6 → искажённые C-компоненты</text:p>
          </table:table-cell>
        </table:table-row>
        <table:table-row>
          <table:table-cell table:style-name="Table5.A2" office:value-type="string">
            <text:p text:style-name="P18">Базис / надстройка</text:p>
          </table:table-cell>
          <table:table-cell table:style-name="Table5.B2" office:value-type="string">
            <text:p text:style-name="P18">MAP4 (материальные отношения) → MAP5 (символьная система)</text:p>
          </table:table-cell>
        </table:table-row>
        <table:table-row>
          <table:table-cell table:style-name="Table5.A3" office:value-type="string">
            <text:p text:style-name="P18">Практика как критерий истины</text:p>
          </table:table-cell>
          <table:table-cell table:style-name="Table5.B3" office:value-type="string">
            <text:p text:style-name="P18">Компиляция KLOM → BLOM. Физическое исполнение <text:soft-page-break/>проверяет нарратив.</text:p>
          </table:table-cell>
        </table:table-row>
        <table:table-row>
          <table:table-cell table:style-name="Table5.A2" office:value-type="string">
            <text:p text:style-name="P18">Отчуждение</text:p>
          </table:table-cell>
          <table:table-cell table:style-name="Table5.B2" office:value-type="string">
            <text:p text:style-name="P18">Разрыв между индивидуальным WLOM и навязанным KLOM. TRLB стагнирует.</text:p>
          </table:table-cell>
        </table:table-row>
        <table:table-row table:style-name="Table5.7">
          <table:table-cell table:style-name="Table5.A3" office:value-type="string">
            <text:p text:style-name="P18">Классовая борьба</text:p>
          </table:table-cell>
          <table:table-cell table:style-name="Table5.B3" office:value-type="string">
            <text:p text:style-name="P18">ΔW на уровне O3/MAPD. Разнонаправленные W-векторы групп.</text:p>
          </table:table-cell>
        </table:table-row>
        <table:table-row>
          <table:table-cell table:style-name="Table5.A2" office:value-type="string">
            <text:p text:style-name="P18">Революция</text:p>
          </table:table-cell>
          <table:table-cell table:style-name="Table5.B2" office:value-type="string">
            <text:p text:style-name="P18">Пороговое изменение MAPD. Кодификация новых ΔW.</text:p>
          </table:table-cell>
        </table:table-row>
        <table:table-row>
          <table:table-cell table:style-name="Table5.A9" office:value-type="string">
            <text:p text:style-name="P19"/>
          </table:table-cell>
          <table:table-cell table:style-name="Table5.B9">
            <text:p text:style-name="P19"/>
          </table:table-cell>
        </table:table-row>
      </table:table>
      <text:p text:style-name="P20"/>
      <text:h text:style-name="Heading_20_2" text:outline-level="2"><text:span text:style-name="Strong_20_Emphasis">Кьеркегор</text:span></text:h>
      <text:h text:style-name="Heading_20_3" text:outline-level="3"><text:span text:style-name="Strong_20_Emphasis">Несводимость индивидуального к коллективному</text:span></text:h>
      <text:p text:style-name="P16">Сёрен Кьеркегор (1813–1855) — создатель экзистенциализма — критиковал гегелевскую систему за растворение индивида в общем. Для Гегеля индивид — момент в развитии духа. Для Кьеркегора — наоборот: существование индивида первично, несводимо и не может быть «снято» в движении общего. Субъективная истина — не дефект мышления, а единственная форма, в которой экзистенциальные вопросы могут быть поставлены.</text:p>
      <text:p text:style-name="P16">В Гативус: индивидуальный W-вектор (И3/MAPB) архитектурно отделён от коллективного ΔW (О3/MAPD). Это не одно и то же. MAPB принадлежит конкретному организму. MAPD — виртуальная карта, не существующая ни в одном индивиде. Аксиологическое переживание индивида не сводится к норме. Институт (MAPD) есть результат разрешения противоречий между индивидуальными W-векторами, а не их простая сумма. Каждый MAPB уникален — потому что уникальна траектория TRLB.</text:p>
      <text:p text:style-name="P16">Кьеркегор настаивал: нельзя «понять» экзистенциальный выбор извне. В Гативус: W-вектор конкретного индивида определяется конфигурацией его C-компонент (MAPA), которая в свою очередь определяется его TRLB. Два человека с идентичными MAP8 (одинаковые нарративы, одинаковое образование) могут иметь радикально разные MAPB — потому что прошли через разные снятия. Внешний наблюдатель видит одинаковых людей, но их W-векторы различны — и их экзистенциальные решения будут различны.</text:p>
      <text:h text:style-name="Heading_20_3" text:outline-level="3"><text:span text:style-name="Strong_20_Emphasis">Три стадии существования</text:span></text:h>
      <text:p text:style-name="P16">Кьеркегор описал три стадии:</text:p>
      <text:p text:style-name="P16"><text:span text:style-name="Emphasis">Эстетическая стадия</text:span> — погружённость в непосредственное. Человек живёт сенсорными впечатлениями, избегает выбора, стремится к удовольствию и разнообразию. Нет устойчивых обязательств — потому что нет устойчивого «я».</text:p>
      <text:p text:style-name="P16">В Гативус: доминирование И1 и И2. OPN3 и OPN8 действуют без направляющего W-вектора. MAPB не развита или W-вектор хронически мал. Поведение определяется b-вектором (физическое влечение) и P-вектором (символьное любопытство). Человек может быть умён (развитая MAP8) и успешен (богатый TRL8) — но без аксиологического стержня. «Интересная жизнь» без направления.</text:p>
      <text:p text:style-name="P16"><text:span text:style-name="Emphasis">Этическая стадия</text:span> — принятие ответственности. Человек выбирает и принимает последствия выбора. Появляется устойчивое «я», определяемое обязательствами.</text:p>
      <text:p text:style-name="P16"><text:soft-page-break/>В Гативус: активация И3. OPNB начинает формировать WLOM. W-вектор определяет поведение — не ситуативно, а устойчиво. Человек действует не потому что «хочет» (И1) или «интересно» (И2), а потому что «должен» (И3). TRLB начинает заполняться. Личность формируется через последовательность снятий.</text:p>
      <text:p text:style-name="P16"><text:span text:style-name="Emphasis">Религиозная стадия</text:span> — «прыжок веры». Человек обращается к тому, что превосходит и этическую систему. Кьеркегор описывал это через библейскую историю Авраама: готовность действовать вопреки этической норме, по непосредственному отношению к абсолюту.</text:p>
      <text:p text:style-name="P16">В Гативус: рекурсивный режим. W-вектор обращается на собственную архитектуру MAPB. Система анализирует не конкретное противоречие (этическая стадия), а сам механизм порождения противоречий. Это не «вера» в религиозном смысле — это операция, в которой оператор свёртка–сплайс применяется к самому себе.</text:p>
      <text:h text:style-name="Heading_20_3" text:outline-level="3"><text:span text:style-name="Strong_20_Emphasis">Переходы между стадиями</text:span></text:h>
      <text:p text:style-name="P16">Кьеркегор настаивал: переход между стадиями — не плавный, а «прыжок». Нельзя постепенно перейти от эстетического к этическому — нужен акт выбора, разрыв непрерывности.</text:p>
      <text:p text:style-name="P16">В Гативус: пороговый переход EVL. EVLB — необратимый архитектурный скачок. Нельзя «немного» иметь W-вектор. Либо CNN3 обучена и C-компоненты сформированы — либо нет. Порог ε — минимальный модуль W-вектора, при котором OPNB активируется. Ниже порога — эстетическая стадия. Выше — этическая. Переход дискретный.</text:p>
      <text:h text:style-name="Heading_20_3" text:outline-level="3"><text:span text:style-name="Strong_20_Emphasis">Отчаяние как «болезнь к смерти»</text:span></text:h>
      <text:p text:style-name="P16">Кьеркегор описал отчаяние как состояние, когда «я» не совпадает с собой. Это не эмоция, а структурное состояние: человек не может быть тем, кем хочет быть, и не может не хотеть быть тем, кем хочет. Замкнутый круг без выхода.</text:p>
      <text:p text:style-name="P16">В Гативус: незакрытый MOTV в TRLB, который не может быть снят. W-вектор ненулевой — но ни один WLOM не приводит к его обнулению. Не потому что нет ресурсов (это проблема И2/OPN8, решаемая планированием), а потому что сама конфигурация C-компонент содержит неразрешимое противоречие. C_есть и C_должно определены так, что никакая трансформация C-компонент не может привести к совпадению — потому что C_должно само противоречиво (получено от конфликтующих MAPC), или C_есть зафиксировано необратимо (травма, переживание, необратимый поступок).</text:p>
      <text:p text:style-name="P16">Это архитектурная блокировка TRLB. Система не может двигаться дальше. Фоновая активность OPNB не прекращается (W-вектор ненулевой — эффект Зейгарник на уровне EVLB), но каждая попытка снятия маркируется (−). TRLB заполняется отрицательными маркерами — стратегия личности становится избегающей. Человек перестаёт входить в аксиологические конфликты — не потому что их нет, а потому что каждый прошлый опыт показал невозможность снятия.</text:p>
      <text:p text:style-name="P21"><text:span text:style-name="Emphasis">Отчаяние Кьеркегора — не депрессия в клиническом смысле. Это архитектурное состояние: W-вектор ненулевой, OPNB активна, но TRLB заблокирован. Система «хочет и не может» — не из-за внешних препятствий, а из-за внутренней конфигурации C-компонент.</text:span></text:p>
      <text:h text:style-name="Heading_20_3" text:outline-level="3"><text:soft-page-break/><text:span text:style-name="Strong_20_Emphasis">Таблица соответствий Кьеркегор — Гативус</text:span></text:h>
      <table:table table:name="Table6" table:style-name="Table6" table:template-name="Box List Blue">
        <table:table-column table:style-name="Table6.A"/>
        <table:table-column table:style-name="Table6.B"/>
        <table:table-row>
          <table:table-cell table:style-name="Table6.A1" office:value-type="string">
            <text:p text:style-name="P17">Кьеркегор</text:p>
          </table:table-cell>
          <table:table-cell table:style-name="Table6.A1" office:value-type="string">
            <text:p text:style-name="P17">Гативус</text:p>
          </table:table-cell>
        </table:table-row>
        <table:table-row>
          <table:table-cell table:style-name="Table6.A2" office:value-type="string">
            <text:p text:style-name="P18">Несводимость индивида</text:p>
          </table:table-cell>
          <table:table-cell table:style-name="Table6.B2" office:value-type="string">
            <text:p text:style-name="P18">MAPB ≠ MAPD. Уникальность TRLB.</text:p>
          </table:table-cell>
        </table:table-row>
        <table:table-row>
          <table:table-cell table:style-name="Table6.A3" office:value-type="string">
            <text:p text:style-name="P18">Субъективная истина</text:p>
          </table:table-cell>
          <table:table-cell table:style-name="Table6.B3" office:value-type="string">
            <text:p text:style-name="P18">W-вектор конкретного индивида, определяемый его TRLB</text:p>
          </table:table-cell>
        </table:table-row>
        <table:table-row>
          <table:table-cell table:style-name="Table6.A2" office:value-type="string">
            <text:p text:style-name="P18">Эстетическая стадия</text:p>
          </table:table-cell>
          <table:table-cell table:style-name="Table6.B2" office:value-type="string">
            <text:p text:style-name="P18">Доминирование И1/И2. W-вектор &lt; ε. OPNB неактивна.</text:p>
          </table:table-cell>
        </table:table-row>
        <table:table-row>
          <table:table-cell table:style-name="Table6.A3" office:value-type="string">
            <text:p text:style-name="P18">Этическая стадия</text:p>
          </table:table-cell>
          <table:table-cell table:style-name="Table6.B3" office:value-type="string">
            <text:p text:style-name="P18">Активация И3. W-вектор &gt; ε. OPNB формирует WLOM.</text:p>
          </table:table-cell>
        </table:table-row>
        <table:table-row table:style-name="Table6.6">
          <table:table-cell table:style-name="Table6.A2" office:value-type="string">
            <text:p text:style-name="P18">Религиозная стадия</text:p>
          </table:table-cell>
          <table:table-cell table:style-name="Table6.B2" office:value-type="string">
            <text:p text:style-name="P18">Рекурсивный режим. W-вектор обращён на архитектуру MAPB.</text:p>
          </table:table-cell>
        </table:table-row>
        <table:table-row>
          <table:table-cell table:style-name="Table6.A3" office:value-type="string">
            <text:p text:style-name="P18">Прыжок между стадиями</text:p>
          </table:table-cell>
          <table:table-cell table:style-name="Table6.B3" office:value-type="string">
            <text:p text:style-name="P18">Пороговый переход EVL. Дискретный, необратимый.</text:p>
          </table:table-cell>
        </table:table-row>
        <table:table-row>
          <table:table-cell table:style-name="Table6.A2" office:value-type="string">
            <text:p text:style-name="P18">Отчаяние</text:p>
          </table:table-cell>
          <table:table-cell table:style-name="Table6.B2" office:value-type="string">
            <text:p text:style-name="P18">Незакрытый MOTV в TRLB. Неразрешимое противоречие C-компонент.</text:p>
          </table:table-cell>
        </table:table-row>
        <table:table-row>
          <table:table-cell table:style-name="Table6.A3" office:value-type="string">
            <text:p text:style-name="P18">«Я» не совпадает с собой</text:p>
          </table:table-cell>
          <table:table-cell table:style-name="Table6.B3" office:value-type="string">
            <text:p text:style-name="P18">C_есть ≠ C_должно при невозможности снятия</text:p>
          </table:table-cell>
        </table:table-row>
        <table:table-row>
          <table:table-cell table:style-name="Table6.A2" office:value-type="string">
            <text:p text:style-name="P18">Повторение (Gjentagelse)</text:p>
          </table:table-cell>
          <table:table-cell table:style-name="Table6.B2" office:value-type="string">
            <text:p text:style-name="P18">Каждое снятие W-вектора — не возврат, а новый виток TRLB с изменёнными C</text:p>
          </table:table-cell>
        </table:table-row>
        <table:table-row>
          <table:table-cell table:style-name="Table6.A11" office:value-type="string">
            <text:p text:style-name="P19"/>
          </table:table-cell>
          <table:table-cell table:style-name="Table6.B11">
            <text:p text:style-name="P19"/>
          </table:table-cell>
        </table:table-row>
      </table:table>
      <text:p text:style-name="P22"/>
      <text:h text:style-name="P5" text:outline-level="2"><text:span text:style-name="Strong_20_Emphasis"><text:span text:style-name="T1">Канеман</text:span></text:span></text:h>
      <text:h text:style-name="P6" text:outline-level="3"><text:span text:style-name="Strong_20_Emphasis"><text:span text:style-name="T1">Две системы мышления</text:span></text:span></text:h>
      <text:p text:style-name="P3">Даниэль Канеман (род. 1934) описал две системы мышления: Система 1 — быстрая, автоматическая, интуитивная; Система 2 — медленная, произвольная, аналитическая.</text:p>
      <text:p text:style-name="P3">В Гативус: это не две системы, а три. SERN/OPN3 — быстрое реактивное поведение (Система 1 Канемана). OPN8 — медленное символьное мышление (Система 2 Канемана). OPNB — волеизъявление (не описано Канеманом как отдельная система, но архитектурно это третий источник управления).</text:p>
      <text:p text:style-name="P3">Канеман обнаружил, что Система 1 часто «побеждает» Систему 2 в условиях когнитивной нагрузки. В Гативус: это конфликт |D_sern| vs |W_srnt|. При высокой нагрузке на OPN8 (ограниченный ресурс MAP8), компиляция от OPNB замедляется, и SERN/OPN3 перехватывает управление.</text:p>
      <text:p text:style-name="P4"/>
      <text:h text:style-name="P5" text:outline-level="2"><text:span text:style-name="Strong_20_Emphasis"><text:span text:style-name="T1">Фестингер</text:span></text:span></text:h>
      <text:h text:style-name="P6" text:outline-level="3"><text:span text:style-name="Strong_20_Emphasis"><text:span text:style-name="T1">Когнитивный диссонанс</text:span></text:span></text:h>
      <text:p text:style-name="P3">Леон Фестингер (1919–1989) описал когнитивный диссонанс: дискомфорт от одновременного удержания двух противоречивых убеждений. Человек стремится устранить диссонанс — через изменение убеждений, добавление новых, или обесценивание одного из противоречащих.</text:p>
      <text:p text:style-name="P3">В Гативус: когнитивный диссонанс — это открытый P-вектор в MAP8, указывающий на противоречие между двумя KLOM. Дискомфорт — эмоция уровня EVL8 (незавершённый KLOM, эффект Зейгарник). Стратегии устранения по Фестингеру соответствуют различным <text:soft-page-break/>операциям OPN8: перестройка KLOM (изменение убеждения), добавление нового KLEN (добавление когниции), деактивация P-вектора (обесценивание).</text:p>
      <text:p text:style-name="P3">Важное уточнение: Фестингер описал диссонанс только на символьном уровне (MAP8). В Гативус существует также аксиологический диссонанс — незакрытый MOTV в TRLB, W-вектор, который не снимается. Это более глубокий феномен, чем когнитивный диссонанс, и не описывается теорией Фестингера.</text:p>
      <text:p text:style-name="P4"/>
      <text:h text:style-name="P5" text:outline-level="2"><text:span text:style-name="Strong_20_Emphasis"><text:span text:style-name="T1">Зейгарник</text:span></text:span></text:h>
      <text:h text:style-name="P6" text:outline-level="3"><text:span text:style-name="Strong_20_Emphasis"><text:span text:style-name="T1">Эффект незавершённых задач</text:span></text:span></text:h>
      <text:p text:style-name="P3">Блюма Зейгарник (1901–1988) экспериментально показала, что незавершённые задачи запоминаются лучше, чем завершённые. Прерванная деятельность сохраняет психологическое напряжение, которое поддерживает доступность в памяти.</text:p>
      <text:p text:style-name="P3">В Гативус: незавершённый KLOM в TRL8. P-вектор остаётся активным, генерируя фоновую активность в MAP8. Система возвращается к незакрытым KLOM даже без внешнего стимула — навязчивые мысли, «незакрытые гештальты», планирование в состоянии покоя.</text:p>
      <text:p text:style-name="P3">Эффект Зейгарник в Гативус распространяется на все три уровня:</text:p>
      <text:list text:style-name="WWNum4">
        <text:list-item>
          <text:p text:style-name="P23">TRL3: незавершённый BLOM сохраняет активность (собака возвращается к недоступной миске). </text:p>
        </text:list-item>
        <text:list-item>
          <text:p text:style-name="P23">TRL8: незавершённый KLOM генерирует навязчивые мысли. </text:p>
        </text:list-item>
        <text:list-item>
          <text:p text:style-name="P24">TRLB: незакрытый MOTV блокирует развитие личности (экзистенциальный тупик). </text:p>
        </text:list-item>
      </text:list>
      <text:p text:style-name="P4"/>
      <text:h text:style-name="P5" text:outline-level="2"><text:span text:style-name="Strong_20_Emphasis"><text:span text:style-name="T1">Общие выводы</text:span></text:span></text:h>
      <text:p text:style-name="P3">Шесть мыслителей, работавших в разных традициях и эпохах, пришли к выводам, изоморфным элементам архитектуры Гативус. Это не случайность: все они анализировали одну и ту же реальность — человеческое сознание — различными методами. Гативус формализует их интуиции в единой архитектурной рамке.</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Мыслитель</text:p>
          </table:table-cell>
          <table:table-cell table:style-name="Table4.A1" office:value-type="string">
            <text:p text:style-name="P9">Центральный вклад</text:p>
          </table:table-cell>
          <table:table-cell table:style-name="Table4.A1" office:value-type="string">
            <text:p text:style-name="P9">Соответствие в Гативус</text:p>
          </table:table-cell>
        </table:table-row>
        <table:table-row table:style-name="Table4.1">
          <table:table-cell table:style-name="Table4.A2" office:value-type="string">
            <text:p text:style-name="P10">Гегель</text:p>
          </table:table-cell>
          <table:table-cell table:style-name="Table4.B2" office:value-type="string">
            <text:p text:style-name="P10">Система развития духа через снятие противоречий</text:p>
          </table:table-cell>
          <table:table-cell table:style-name="Table4.C2" office:value-type="string">
            <text:p text:style-name="P10">Иерархия EVL, W-вектор, снятие, три уровня духа</text:p>
          </table:table-cell>
        </table:table-row>
        <table:table-row table:style-name="Table4.1">
          <table:table-cell table:style-name="Table4.A3" office:value-type="string">
            <text:p text:style-name="P10">Выготский</text:p>
          </table:table-cell>
          <table:table-cell table:style-name="Table4.B3" office:value-type="string">
            <text:p text:style-name="P10">Интериоризация: социальное → индивидуальное</text:p>
          </table:table-cell>
          <table:table-cell table:style-name="Table4.C3" office:value-type="string">
            <text:p text:style-name="P10">MAP5 → MAP6 через CNN2. H8.</text:p>
          </table:table-cell>
        </table:table-row>
        <table:table-row table:style-name="Table4.1">
          <table:table-cell table:style-name="Table4.A4" office:value-type="string">
            <text:p text:style-name="P10">Леонтьев</text:p>
          </table:table-cell>
          <table:table-cell table:style-name="Table4.B4" office:value-type="string">
            <text:p text:style-name="P10">Деятельность → действие → операция</text:p>
          </table:table-cell>
          <table:table-cell table:style-name="Table4.C4" office:value-type="string">
            <text:p text:style-name="P10">MOTV/WLOM → KLEN/KLOM → OPRN/BLOM</text:p>
          </table:table-cell>
        </table:table-row>
        <table:table-row table:style-name="Table4.1">
          <table:table-cell table:style-name="Table4.A3" office:value-type="string">
            <text:p text:style-name="P10">Маркс</text:p>
          </table:table-cell>
          <table:table-cell table:style-name="Table4.B3" office:value-type="string">
            <text:p text:style-name="P10">Общественное бытие определяет сознание</text:p>
          </table:table-cell>
          <table:table-cell table:style-name="Table4.C3" office:value-type="string">
            <text:p text:style-name="P10">MAP5 несёт искажения материальных условий</text:p>
          </table:table-cell>
        </table:table-row>
        <table:table-row table:style-name="Table4.1">
          <table:table-cell table:style-name="Table4.A6" office:value-type="string">
            <text:p text:style-name="P10">Кьеркегор</text:p>
          </table:table-cell>
          <table:table-cell table:style-name="Table4.B6" office:value-type="string">
            <text:p text:style-name="P10">Несводимость индивидуального к коллективному</text:p>
          </table:table-cell>
          <table:table-cell table:style-name="Table4.C6" office:value-type="string">
            <text:p text:style-name="P10">MAPB ≠ MAPD. Уникальность TRLB.</text:p>
          </table:table-cell>
        </table:table-row>
        <table:table-row table:style-name="Table4.1">
          <table:table-cell table:style-name="Table4.A3" office:value-type="string">
            <text:p text:style-name="P10">Канеман</text:p>
          </table:table-cell>
          <table:table-cell table:style-name="Table4.B3" office:value-type="string">
            <text:p text:style-name="P10">Система 1 / Система 2</text:p>
          </table:table-cell>
          <table:table-cell table:style-name="Table4.C3" office:value-type="string">
            <text:p text:style-name="P10">OPN3 / OPN8 / OPNB — три системы</text:p>
          </table:table-cell>
        </table:table-row>
        <text:soft-page-break/>
        <table:table-row table:style-name="Table4.1">
          <table:table-cell table:style-name="Table4.A8" office:value-type="string">
            <text:p text:style-name="P10">Фестингер</text:p>
          </table:table-cell>
          <table:table-cell table:style-name="Table4.B8" office:value-type="string">
            <text:p text:style-name="P10">Когнитивный диссонанс</text:p>
          </table:table-cell>
          <table:table-cell table:style-name="Table4.C8" office:value-type="string">
            <text:p text:style-name="P10">Открытый P-вектор в MAP8</text:p>
          </table:table-cell>
        </table:table-row>
        <table:table-row table:style-name="Table4.1">
          <table:table-cell table:style-name="Table4.A3" office:value-type="string">
            <text:p text:style-name="P10">Зейгарник</text:p>
          </table:table-cell>
          <table:table-cell table:style-name="Table4.B3" office:value-type="string">
            <text:p text:style-name="P10">Эффект незавершённых задач</text:p>
          </table:table-cell>
          <table:table-cell table:style-name="Table4.C3" office:value-type="string">
            <text:p text:style-name="P10">Незакрытые записи в TRL3/TRL8/TRLB</text:p>
          </table:table-cell>
        </table:table-row>
        <table:table-row table:style-name="Table4.1">
          <table:table-cell table:style-name="Table4.A10" office:value-type="string">
            <text:p text:style-name="P12"/>
          </table:table-cell>
          <table:table-cell table:style-name="Table4.B10" office:value-type="string">
            <text:p text:style-name="P12"/>
          </table:table-cell>
          <table:table-cell table:style-name="Table4.C10" office:value-type="string">
            <text:p text:style-name="P12"/>
          </table:table-cell>
        </table:table-row>
      </table:table>
      <text:p text:style-name="P3"><text:span text:style-name="Emphasis">Gativus 2.0 · ru.wiki.gativus.com · Март 2026</text:span></text:p>
      <text:p text:style-name="P3"/>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auto" loext:hyphenation-keep-type="column" loext:hyphenation-keep-line="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 %1%." style:num-prefix=" "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 %3%)" style:num-prefix=" " style:num-suffix=")" style:num-format="a" style:num-letter-sync="true">
        <style:list-level-properties text:list-level-position-and-space-mode="label-alignment">
          <style:list-level-label-alignment text:label-followed-by="listtab"/>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color="#000000"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color="#000000"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color="#000000"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color="#000000"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0T09:50:17</meta:creation-date>
    <dc:language>en-US</dc:language>
    <meta:print-date>2026-03-20T09:51:22</meta:print-date>
    <dc:date>2026-03-28T00:51:46.301699900</dc:date>
    <meta:editing-cycles>8</meta:editing-cycles>
    <meta:editing-duration>P1DT2H21M12S</meta:editing-duration>
    <meta:generator>LibreOffice/26.2.1.2$Windows_X86_64 LibreOffice_project/620$Build-2</meta:generator>
    <meta:document-statistic meta:table-count="6" meta:image-count="0" meta:object-count="0" meta:page-count="12" meta:paragraph-count="230" meta:word-count="2918" meta:character-count="23128" meta:non-whitespace-character-count="20343"/>
    <meta:user-defined meta:name="AppVersion">15.0000</meta:user-defined>
  </office:meta>
</office:document-meta>
</file>